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076" officeooo:paragraph-rsid="00181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1:29:21.499260706</meta:creation-date>
    <dc:date>2017-04-19T21:29:56.149066895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3.1.2$Linux_X86_64 LibreOffice_project/30m0$Build-2</meta:generator>
  </office:meta>
</office:document-meta>
</file>